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eorgia" svg:font-family="Georgia, 'Droid Serif', Times,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c2698" officeooo:paragraph-rsid="001c2698"/>
    </style:style>
    <style:style style:name="P2" style:family="paragraph" style:parent-style-name="Standard">
      <style:text-properties style:font-name="Arial" officeooo:rsid="001c2698" officeooo:paragraph-rsid="001da6eb"/>
    </style:style>
    <style:style style:name="P3" style:family="paragraph" style:parent-style-name="Standard">
      <style:text-properties style:font-name="Arial" officeooo:rsid="0020472a" officeooo:paragraph-rsid="0020472a"/>
    </style:style>
    <style:style style:name="P4" style:family="paragraph" style:parent-style-name="Standard">
      <style:text-properties style:font-name="Arial" officeooo:rsid="0021b910" officeooo:paragraph-rsid="0021b910"/>
    </style:style>
    <style:style style:name="P5" style:family="paragraph" style:parent-style-name="Standard">
      <style:text-properties style:font-name="Arial" officeooo:rsid="00233195" officeooo:paragraph-rsid="00233195"/>
    </style:style>
    <style:style style:name="P6" style:family="paragraph" style:parent-style-name="Standard">
      <style:text-properties style:font-name="Arial" officeooo:rsid="00234b6b" officeooo:paragraph-rsid="00234b6b"/>
    </style:style>
    <style:style style:name="P7" style:family="paragraph" style:parent-style-name="Standard">
      <style:text-properties style:font-name="Arial" officeooo:rsid="0023ec49" officeooo:paragraph-rsid="0023ec49"/>
    </style:style>
    <style:style style:name="P8" style:family="paragraph" style:parent-style-name="Standard">
      <style:text-properties style:font-name="Arial" officeooo:rsid="00240e9c" officeooo:paragraph-rsid="00240e9c"/>
    </style:style>
    <style:style style:name="P9" style:family="paragraph" style:parent-style-name="Standard">
      <style:text-properties style:font-name="Arial" officeooo:rsid="0032813f" officeooo:paragraph-rsid="0032813f"/>
    </style:style>
    <style:style style:name="P10" style:family="paragraph" style:parent-style-name="Standard">
      <style:text-properties style:font-name="Arial" fo:font-weight="bold" officeooo:rsid="0032813f" officeooo:paragraph-rsid="0032813f" style:font-weight-asian="bold" style:font-weight-complex="bold"/>
    </style:style>
    <style:style style:name="P11" style:family="paragraph" style:parent-style-name="Standard">
      <style:text-properties style:font-name="Arial" fo:font-weight="bold" officeooo:rsid="0033efdb" officeooo:paragraph-rsid="0033efdb" style:font-weight-asian="bold" style:font-weight-complex="bold"/>
    </style:style>
    <style:style style:name="P12" style:family="paragraph" style:parent-style-name="Standard">
      <style:text-properties style:font-name="Arial" fo:font-weight="bold" officeooo:rsid="0020472a" officeooo:paragraph-rsid="0020472a" style:font-weight-asian="bold" style:font-weight-complex="bold"/>
    </style:style>
    <style:style style:name="P13" style:family="paragraph" style:parent-style-name="Standard">
      <style:text-properties style:font-name="Arial" fo:font-weight="bold" officeooo:rsid="00233195" officeooo:paragraph-rsid="00233195" style:font-weight-asian="bold" style:font-weight-complex="bold"/>
    </style:style>
    <style:style style:name="P14" style:family="paragraph" style:parent-style-name="Standard">
      <style:text-properties style:font-name="Arial" fo:font-weight="bold" officeooo:rsid="00234b6b" officeooo:paragraph-rsid="00234b6b" style:font-weight-asian="bold" style:font-weight-complex="bold"/>
    </style:style>
    <style:style style:name="P15" style:family="paragraph" style:parent-style-name="Standard">
      <style:text-properties style:font-name="Arial" fo:font-weight="bold" officeooo:rsid="0023ec49" officeooo:paragraph-rsid="0023ec49" style:font-weight-asian="bold" style:font-weight-complex="bold"/>
    </style:style>
    <style:style style:name="P16" style:family="paragraph" style:parent-style-name="Standard">
      <style:text-properties style:font-name="Arial" fo:font-weight="bold" officeooo:rsid="00240e9c" officeooo:paragraph-rsid="00240e9c" style:font-weight-asian="bold" style:font-weight-complex="bold"/>
    </style:style>
    <style:style style:name="P17" style:family="paragraph" style:parent-style-name="Standard">
      <style:text-properties style:font-name="Arial" fo:font-weight="bold" officeooo:rsid="001c2698" officeooo:paragraph-rsid="001c2698" style:font-weight-asian="bold" style:font-weight-complex="bold"/>
    </style:style>
    <style:style style:name="P18" style:family="paragraph" style:parent-style-name="Standard">
      <style:text-properties style:font-name="Arial" fo:font-weight="bold" officeooo:rsid="003ed100" officeooo:paragraph-rsid="003ed100" style:font-weight-asian="bold" style:font-weight-complex="bold"/>
    </style:style>
    <style:style style:name="P19" style:family="paragraph" style:parent-style-name="Standard">
      <style:text-properties style:font-name="Arial" officeooo:rsid="0033efdb" officeooo:paragraph-rsid="0033efdb"/>
    </style:style>
    <style:style style:name="P20" style:family="paragraph" style:parent-style-name="Standard">
      <style:text-properties style:font-name="Arial" officeooo:rsid="003a6e71" officeooo:paragraph-rsid="003a6e71"/>
    </style:style>
    <style:style style:name="P21" style:family="paragraph" style:parent-style-name="Standard">
      <style:text-properties officeooo:paragraph-rsid="00240e9c"/>
    </style:style>
    <style:style style:name="P22" style:family="paragraph" style:parent-style-name="Standard">
      <style:text-properties officeooo:paragraph-rsid="00259ac7"/>
    </style:style>
    <style:style style:name="P23" style:family="paragraph" style:parent-style-name="Standard">
      <style:text-properties officeooo:rsid="00282ac3" officeooo:paragraph-rsid="00282ac3"/>
    </style:style>
    <style:style style:name="P24" style:family="paragraph" style:parent-style-name="Standard">
      <style:text-properties officeooo:rsid="0028b8d1" officeooo:paragraph-rsid="0028b8d1"/>
    </style:style>
    <style:style style:name="P25" style:family="paragraph" style:parent-style-name="Standard">
      <style:text-properties officeooo:rsid="0028f6e6" officeooo:paragraph-rsid="0028f6e6"/>
    </style:style>
    <style:style style:name="P26" style:family="paragraph" style:parent-style-name="Standard">
      <style:text-properties officeooo:rsid="002be558" officeooo:paragraph-rsid="002be558"/>
    </style:style>
    <style:style style:name="P27" style:family="paragraph" style:parent-style-name="Standard">
      <style:text-properties officeooo:rsid="002be558" officeooo:paragraph-rsid="003c68bc"/>
    </style:style>
    <style:style style:name="P28" style:family="paragraph" style:parent-style-name="Standard">
      <style:text-properties officeooo:rsid="00300a31" officeooo:paragraph-rsid="00300a31"/>
    </style:style>
    <style:style style:name="P29" style:family="paragraph" style:parent-style-name="Standard">
      <style:text-properties officeooo:paragraph-rsid="00300a31"/>
    </style:style>
    <style:style style:name="P30" style:family="paragraph" style:parent-style-name="Standard">
      <style:text-properties style:font-name="Liberation Serif" fo:font-size="12pt" officeooo:paragraph-rsid="00300a31" style:font-size-asian="12pt" style:font-size-complex="12pt"/>
    </style:style>
    <style:style style:name="P31" style:family="paragraph" style:parent-style-name="Standard">
      <style:text-properties style:font-name="Liberation Serif" fo:font-size="12pt" officeooo:rsid="00300a31" officeooo:paragraph-rsid="00300a31" style:font-size-asian="12pt" style:font-size-complex="12pt"/>
    </style:style>
    <style:style style:name="P32" style:family="paragraph" style:parent-style-name="Standard">
      <style:text-properties fo:font-weight="bold" officeooo:rsid="00282ac3" officeooo:paragraph-rsid="00282ac3" style:font-weight-asian="bold" style:font-weight-complex="bold"/>
    </style:style>
    <style:style style:name="P33" style:family="paragraph" style:parent-style-name="Standard">
      <style:text-properties fo:font-weight="bold" officeooo:rsid="0028f6e6" officeooo:paragraph-rsid="0028f6e6" style:font-weight-asian="bold" style:font-weight-complex="bold"/>
    </style:style>
    <style:style style:name="P34" style:family="paragraph" style:parent-style-name="Standard">
      <style:text-properties fo:font-weight="bold" officeooo:rsid="00406c48" officeooo:paragraph-rsid="00406c48" style:font-weight-asian="bold" style:font-weight-complex="bold"/>
    </style:style>
    <style:style style:name="P35" style:family="paragraph" style:parent-style-name="Standard">
      <style:text-properties fo:font-weight="bold" officeooo:rsid="002be558" officeooo:paragraph-rsid="003c68bc" style:font-weight-asian="bold" style:font-weight-complex="bold"/>
    </style:style>
    <style:style style:name="P36" style:family="paragraph" style:parent-style-name="Standard">
      <style:text-properties fo:font-weight="bold" officeooo:rsid="0041e779" officeooo:paragraph-rsid="0041e779" style:font-weight-asian="bold" style:font-weight-complex="bold"/>
    </style:style>
    <style:style style:name="P37" style:family="paragraph" style:parent-style-name="Standard">
      <style:text-properties fo:font-weight="bold" officeooo:rsid="00425567" officeooo:paragraph-rsid="00425567" style:font-weight-asian="bold" style:font-weight-complex="bold"/>
    </style:style>
    <style:style style:name="P38" style:family="paragraph" style:parent-style-name="Standard">
      <style:text-properties officeooo:rsid="003c68bc" officeooo:paragraph-rsid="003c68bc"/>
    </style:style>
    <style:style style:name="P39" style:family="paragraph" style:parent-style-name="Standard">
      <style:text-properties officeooo:rsid="003ed100" officeooo:paragraph-rsid="003ed100"/>
    </style:style>
    <style:style style:name="P40" style:family="paragraph" style:parent-style-name="Standard">
      <style:text-properties officeooo:rsid="003f4b4c" officeooo:paragraph-rsid="003f4b4c"/>
    </style:style>
    <style:style style:name="P41" style:family="paragraph" style:parent-style-name="Standard">
      <style:text-properties officeooo:rsid="00406c48" officeooo:paragraph-rsid="00406c48"/>
    </style:style>
    <style:style style:name="P42" style:family="paragraph" style:parent-style-name="Standard">
      <style:text-properties officeooo:rsid="0040fcda" officeooo:paragraph-rsid="0040fcda"/>
    </style:style>
    <style:style style:name="P43" style:family="paragraph" style:parent-style-name="Standard">
      <style:text-properties officeooo:rsid="0041e779" officeooo:paragraph-rsid="0041e779"/>
    </style:style>
    <style:style style:name="P44" style:family="paragraph" style:parent-style-name="Standard">
      <style:text-properties officeooo:rsid="00425567" officeooo:paragraph-rsid="00425567"/>
    </style:style>
    <style:style style:name="P45" style:family="paragraph" style:parent-style-name="Standard">
      <style:text-properties fo:color="#000000" loext:opacity="100%" style:font-name="Cascadia Mono" fo:font-size="9.5pt" style:font-size-asian="9.5pt"/>
    </style:style>
    <style:style style:name="P46" style:family="paragraph" style:parent-style-name="Preformatted_20_Text">
      <style:text-properties officeooo:rsid="00282ac3" officeooo:paragraph-rsid="0028b8d1"/>
    </style:style>
    <style:style style:name="P47" style:family="paragraph" style:parent-style-name="Preformatted_20_Text">
      <style:paragraph-properties fo:margin-top="0cm" fo:margin-bottom="0.499cm" style:contextual-spacing="false"/>
    </style:style>
    <style:style style:name="P48" style:family="paragraph" style:parent-style-name="Standard">
      <style:text-properties fo:color="#000000" loext:opacity="100%" style:font-name="Cascadia Mono" fo:font-size="9.5pt" style:font-size-asian="9.5pt"/>
    </style:style>
    <style:style style:name="P49" style:family="paragraph" style:parent-style-name="Standard">
      <style:text-properties fo:color="#000000" loext:opacity="100%" style:font-name="Cascadia Mono" fo:font-size="9.5pt" officeooo:rsid="00300a31" officeooo:paragraph-rsid="00300a31" style:font-size-asian="9.5pt"/>
    </style:style>
    <style:style style:name="P50" style:family="paragraph" style:parent-style-name="Standard">
      <style:text-properties fo:color="#000000" loext:opacity="100%" style:font-name="Cascadia Mono" fo:font-size="9.5pt" style:font-size-asian="9.5pt"/>
    </style:style>
    <style:style style:name="P51" style:family="paragraph" style:parent-style-name="Standard">
      <style:text-properties officeooo:rsid="00456075" officeooo:paragraph-rsid="00456075"/>
    </style:style>
    <style:style style:name="P52" style:family="paragraph" style:parent-style-name="Standard">
      <style:text-properties fo:font-weight="bold" officeooo:rsid="00456075" officeooo:paragraph-rsid="00456075" style:font-weight-asian="bold" style:font-weight-complex="bold"/>
    </style:style>
    <style:style style:name="P53" style:family="paragraph" style:parent-style-name="Standard">
      <style:text-properties officeooo:rsid="0048d5f3" officeooo:paragraph-rsid="0048d5f3"/>
    </style:style>
    <style:style style:name="P54" style:family="paragraph" style:parent-style-name="Standard">
      <style:text-properties officeooo:rsid="004a17e3" officeooo:paragraph-rsid="0048d5f3"/>
    </style:style>
    <style:style style:name="P55" style:family="paragraph" style:parent-style-name="Standard">
      <style:text-properties officeooo:rsid="004a3bbd" officeooo:paragraph-rsid="004a3bbd"/>
    </style:style>
    <style:style style:name="T1" style:family="text">
      <style:text-properties officeooo:rsid="00202c27"/>
    </style:style>
    <style:style style:name="T2" style:family="text">
      <style:text-properties officeooo:rsid="00234b6b"/>
    </style:style>
    <style:style style:name="T3" style:family="text">
      <style:text-properties fo:font-variant="normal" fo:text-transform="none" fo:color="#333333" loext:opacity="100%" style:font-name="Georgia" fo:font-size="13.5pt" fo:letter-spacing="normal" fo:font-style="normal" fo:font-weight="normal"/>
    </style:style>
    <style:style style:name="T4" style:family="text">
      <style:text-properties fo:font-variant="normal" fo:text-transform="none" fo:color="#333333" loext:opacity="100%" style:font-name="Liberation Serif" fo:font-size="12pt" fo:letter-spacing="normal" style:font-size-asian="12pt" style:font-size-complex="12pt"/>
    </style:style>
    <style:style style:name="T5"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6" style:family="text">
      <style:text-properties fo:font-variant="normal" fo:text-transform="none" fo:color="#0f1111" loext:opacity="100%" fo:letter-spacing="normal" fo:font-style="normal" fo:font-weight="normal"/>
    </style:style>
    <style:style style:name="T7" style:family="text">
      <style:text-properties fo:font-variant="normal" fo:text-transform="none" fo:color="#565959" loext:opacity="100%" fo:letter-spacing="normal" fo:font-style="normal" fo:font-weight="normal"/>
    </style:style>
    <style:style style:name="T8" style:family="text">
      <style:text-properties style:font-name="Arial" officeooo:rsid="00240e9c"/>
    </style:style>
    <style:style style:name="T9" style:family="text">
      <style:text-properties style:font-name="Arial" officeooo:rsid="00259ac7"/>
    </style:style>
    <style:style style:name="T10" style:family="text">
      <style:text-properties officeooo:rsid="00259ac7"/>
    </style:style>
    <style:style style:name="T11" style:family="text">
      <style:text-properties officeooo:rsid="0028f6e6"/>
    </style:style>
    <style:style style:name="T12" style:family="text">
      <style:text-properties officeooo:rsid="002cec3a"/>
    </style:style>
    <style:style style:name="T13" style:family="text">
      <style:text-properties officeooo:rsid="00300a31"/>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300a31" style:font-size-asian="12pt" style:font-size-complex="12pt"/>
    </style:style>
    <style:style style:name="T16" style:family="text">
      <style:text-properties officeooo:rsid="0032813f"/>
    </style:style>
    <style:style style:name="T17" style:family="text">
      <style:text-properties officeooo:rsid="00357b63"/>
    </style:style>
    <style:style style:name="T18" style:family="text">
      <style:text-properties officeooo:rsid="003d4362"/>
    </style:style>
    <style:style style:name="T19" style:family="text">
      <style:text-properties officeooo:rsid="003f4b4c"/>
    </style:style>
    <style:style style:name="T20" style:family="text">
      <style:text-properties fo:color="#000000" loext:opacity="100%" style:font-name="Cascadia Mono" fo:font-size="9.5pt" style:font-size-asian="9.5pt"/>
    </style:style>
    <style:style style:name="T21" style:family="text">
      <style:text-properties fo:color="#000000" loext:opacity="100%" style:font-name="Cascadia Mono" fo:font-size="9.5pt" style:font-size-asian="9.5pt"/>
    </style:style>
    <style:style style:name="T22" style:family="text">
      <style:text-properties fo:color="#0000ff" loext:opacity="100%" style:font-name="Cascadia Mono" fo:font-size="9.5pt" style:font-size-asian="9.5pt"/>
    </style:style>
    <style:style style:name="T23" style:family="text">
      <style:text-properties fo:color="#0000ff" loext:opacity="100%" style:font-name="Cascadia Mono" fo:font-size="9.5pt" style:font-size-asian="9.5pt"/>
    </style:style>
    <style:style style:name="T24" style:family="text">
      <style:text-properties fo:color="#2b91af" loext:opacity="100%" style:font-name="Cascadia Mono" fo:font-size="9.5pt" style:font-size-asian="9.5pt"/>
    </style:style>
    <style:style style:name="T25" style:family="text">
      <style:text-properties fo:color="#808080" loext:opacity="100%" style:font-name="Cascadia Mono" fo:font-size="9.5pt" style:font-size-asian="9.5pt"/>
    </style:style>
    <style:style style:name="T26" style:family="text">
      <style:text-properties fo:color="#808080" loext:opacity="100%" style:font-name="Cascadia Mono" fo:font-size="9.5pt" style:font-size-asian="9.5pt"/>
    </style:style>
    <style:style style:name="T27" style:family="text">
      <style:text-properties fo:color="#008080" loext:opacity="100%" style:font-name="Cascadia Mono" fo:font-size="9.5pt" style:font-size-asian="9.5pt"/>
    </style:style>
    <style:style style:name="T28" style:family="text">
      <style:text-properties fo:color="#008000" loext:opacity="100%" style:font-name="Cascadia Mono" fo:font-size="9.5pt" style:font-size-asian="9.5pt"/>
    </style:style>
    <style:style style:name="T29" style:family="text">
      <style:text-properties fo:color="#a31515" loext:opacity="100%" style:font-name="Cascadia Mono" fo:font-size="9.5pt" style:font-size-asian="9.5pt"/>
    </style:style>
    <style:style style:name="T30" style:family="text">
      <style:text-properties officeooo:rsid="004355a7"/>
    </style:style>
    <style:style style:name="T31" style:family="text">
      <style:text-properties officeooo:rsid="0045ed1c"/>
    </style:style>
    <style:style style:name="T32" style:family="text">
      <style:text-properties officeooo:rsid="00479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nds on High Performance Programming with QT</text:p>
      <text:p text:style-name="P1"/>
      <text:p text:style-name="P17">C++ und Performance.</text:p>
      <text:p text:style-name="P1"/>
      <text:p text:style-name="P10">C++ Philosphy und design</text:p>
      <text:p text:style-name="P10"/>
      <text:p text:style-name="P1">- Um guten, effizienten und portierbaren C++ Code zu schreiben, muss man sich eigentlich auf die dinge beschränken, die in C verfügbar sind.</text:p>
      <text:p text:style-name="P2"/>
      <text:p text:style-name="P2">- <text:span text:style-name="T1">Das wichtigste prinzip wenn es um perfo</text:span><text:span text:style-name="T16">r</text:span><text:span text:style-name="T1">mense geht ist es keinen overhead zu produzieren, </text:span><text:span text:style-name="T16">was bedeutet, nicht für etwas zu bezahlen, was nicht genutzt wird.</text:span></text:p>
      <text:p text:style-name="P2"/>
      <text:p text:style-name="P9">Zitat welches C++ beschreibt: „A direct map to hardware (initial from C) and zero overhead abstraction in production Code. Depart from those and the language is no longer C++.“</text:p>
      <text:p text:style-name="P2"/>
      <text:p text:style-name="P11">Problems with Exceptions</text:p>
      <text:p text:style-name="P11"/>
      <text:p text:style-name="P19">- <text:span text:style-name="T17">Exceptions verletzen das Zero Overhead prinzip!</text:span></text:p>
      <text:p text:style-name="P2"/>
      <text:p text:style-name="P12">Run Time overheads bei Exceptions </text:p>
      <text:p text:style-name="P12"/>
      <text:p text:style-name="P3">Aus der Performance sieht gibt es zwei probleme mit dem existierenden Exception Model</text:p>
      <text:p text:style-name="P3"/>
      <text:p text:style-name="P3">1. Der Binär Code wird dadurch aufgeblähter: Alleine schon das Aktivieren des Exception Supports für ein Programm welches zu zuvor dies nicht aktiviert hatte, kann den Binär Code um 15% bis zu 38%</text:p>
      <text:p text:style-name="P3"/>
      <text:p text:style-name="P4">2. Runtime kosten: mit der heutzutage weit verbreiteten, Tabellen basierten Exception implementierung, fallen zwar keine kosten an wenn keine exception geworfen wird aber es kann ein großer Runtime overhead stattfinden wenn eine Exception geworfen wird.</text:p>
      <text:p text:style-name="P4"/>
      <text:p text:style-name="P4">Dies kommt dadurch, dass das exception object auf dem heap oder stack erzeugt werden muss und dann noch dynamisch mittel rtti (welche selbst schon performance probleme haben.) den richtigen exception type zu bekommen.</text:p>
      <text:p text:style-name="P4"/>
      <text:p text:style-name="P13">Non determinism bei Exceptions</text:p>
      <text:p text:style-name="P13"/>
      <text:p text:style-name="P5">Wir können nicht sagen wie lange es braucht bis eine gewurfene exception abgearbeitet wurde. Zu dem können wir nicht vorhersagen ob in der bearbeitung einer exception nicht noch mehrere Exceptions geworfen werden. Wir können zur compile zeit auch nicht bestimmen wie viel speicher benötigt wird.</text:p>
      <text:p text:style-name="P5"/>
      <text:p text:style-name="P5">Wenn speicher einer Exception zugeordnet wird, gibt es zwei möglichkeiten. Entweder wir nutzen dynamische zuweisung, „<text:span text:style-name="T2">which requires unpredictable amounts of time in general</text:span>“, <text:span text:style-name="T2">oder der stack wird benutzt, wobei hier der speicher reserviert sein muss.</text:span></text:p>
      <text:p text:style-name="P5"/>
      <text:p text:style-name="P14">RTTI bei Exceptions</text:p>
      <text:p text:style-name="P14"/>
      <text:p text:style-name="P6">RTTI ist das zweite feature welches das zero overhead prinzip in c++ verletzt.</text:p>
      <text:p text:style-name="P6"/>
      <text:p text:style-name="P6">Dabei wird es in zwei wegen verletzt:<text:line-break/>1. Metadaten wie typeid::name() müssen gespeichert werden.</text:p>
      <text:p text:style-name="P6"><text:soft-page-break/>2. die Performance von RTTI lookup ist unvorhersehbar</text:p>
      <text:p text:style-name="P6"/>
      <text:p text:style-name="P15">Fazit zu Exceptions</text:p>
      <text:p text:style-name="P15"/>
      <text:p text:style-name="P7">So wie die Exceptions heutzutage implementiert sind, sind sie ein großes problem wenn man c++ performant programmieren möchte, aufgrund ihrer unvorhersehbaren runtime kosten </text:p>
      <text:p text:style-name="P7"/>
      <text:p text:style-name="P20">Bei RTTI müssen wir auf die unverhersebaren perfomance kosten achten. Das beste was man machen kann, ist es anstatt „dynamic cast“ eine virtualle funktion zu benutzen</text:p>
      <text:p text:style-name="P7"/>
      <text:p text:style-name="P15">Virtual Functions</text:p>
      <text:p text:style-name="P15"/>
      <text:p text:style-name="P21"><text:span text:style-name="T8">tatsächlich ist es so, das virtualle funktionen wirklich zur kosten der performance gehen, aufgrund von sogenanten Zeiger verfolgungen (</text:span><text:span text:style-name="T3">pointer chasing</text:span><text:span text:style-name="T8">) aber die kosten sind nicht so exorbitant, dass man nun pauschal sagen könnte, die niemals zu benutzen.</text:span></text:p>
      <text:p text:style-name="P8"/>
      <text:p text:style-name="P16">Traditional C++ optimization</text:p>
      <text:p text:style-name="P8"/>
      <text:p text:style-name="P8">Es gibt technicken die sind so simple und kosten einem nichts. Die performance wächst dadurch zwar nur klein aber konstant.</text:p>
      <text:p text:style-name="P8"/>
      <text:p text:style-name="P8">Einpaar beispiele dafür:</text:p>
      <text:p text:style-name="P21"><text:span text:style-name="T8">1. </text:span>Using <text:span text:style-name="User_20_Entry">++i </text:span>instead of <text:span text:style-name="User_20_Entry">i++</text:span>—a compiler should optimize that away, but why rely on that?</text:p>
      <text:p text:style-name="P21"/>
      <text:p text:style-name="P22"><text:span text:style-name="T10">2. </text:span><text:span text:style-name="T3">Passing function arguments by </text:span><text:span text:style-name="User_20_Entry">const </text:span><text:span text:style-name="T3">reference—note that, in C++11, we may choose to pass by a value in cases when we will copy it inside the function</text:span></text:p>
      <text:p text:style-name="P8"/>
      <text:p text:style-name="P22"><text:span text:style-name="T9">3. </text:span><text:span text:style-name="T3">Using initialization over assignment</text:span></text:p>
      <text:p text:style-name="P22"/>
      <text:p text:style-name="P32">Temporaries:</text:p>
      <text:p text:style-name="P32"/>
      <text:p text:style-name="P23">Temporare Objekte, sind Objekte, die vom Compiler erzeugt werden nur um daten zu servieren und werden dann sofort wieder verworfen, dieses verhalten frisst performance. </text:p>
      <text:p text:style-name="P38">Temporäre objekte können in orten vorkommen:<text:line-break/>- Wenn man daten als value zurück gibt </text:p>
      <text:p text:style-name="P38">- <text:span text:style-name="T18">Wemm man eine klasse zu einer anderen konvertiert </text:span></text:p>
      <text:p text:style-name="P23"/>
      <text:p text:style-name="P32">Return Values und RVO: </text:p>
      <text:p text:style-name="P32"/>
      <text:p text:style-name="P23">Wenn wir ein object von einer funktion mittels „Return by Value“ zurückgeben konstruiert der Compiler ein temporary Objekt füllt es mit den Daten und gibt es dann denn aufrufenden zurück. Danach wird noch über zuweisung der inhalt des temporaren Objekts in das result object kopiert.</text:p>
      <text:p text:style-name="P23"/>
      <text:p text:style-name="P24">Aufgrund dessen wurde eine compiler optimisation implementiert um eben das erzeugen von temporären objekten zu überspringen.</text:p>
      <text:p text:style-name="P24">Es gibt 2 arten dieser optimisierung:</text:p>
      <text:p text:style-name="P24">1. return value optimization (RVO): wenn man ein Objekt ohne namen zurück gibt</text:p>
      <text:p text:style-name="P24">2. named return value optimization (NRVO): wenn man ein Objekt mit namen zurück gibt</text:p>
      <text:p text:style-name="P24"/>
      <text:p text:style-name="P24">Conversions:</text:p>
      <text:p text:style-name="P24"/>
      <text:p text:style-name="P46"><text:soft-page-break/>struct T </text:p>
      <text:p text:style-name="Preformatted_20_Text">{</text:p>
      <text:p text:style-name="Preformatted_20_Text"><text:s text:c="2"/>T(int i) { ... }</text:p>
      <text:p text:style-name="Preformatted_20_Text">};</text:p>
      <text:p text:style-name="Preformatted_20_Text">void func(const T&amp; o);</text:p>
      <text:p text:style-name="Preformatted_20_Text">main()</text:p>
      <text:p text:style-name="Preformatted_20_Text">{</text:p>
      <text:p text:style-name="Preformatted_20_Text"><text:s/>func(1); // creates temporary object T! </text:p>
      <text:p text:style-name="P47">}</text:p>
      <text:p text:style-name="P24">wie man sieht muss der compiler ein temporäres objekt erzeugen. Deswegen wurde die „explicit“ annotation eingeführt, welche <text:span text:style-name="T11">dieses nicht gewollte „implicit“ conversion blockiert.</text:span></text:p>
      <text:p text:style-name="P24"/>
      <text:p text:style-name="P33">Basic truths </text:p>
      <text:p text:style-name="P33"/>
      <text:p text:style-name="P25">man mag es kaum glauben aber das keyword new ist unheimlich kostenspielig und trägt eben zur lasten der performance.<text:line-break/>Zum einen weil das allocieren von speicher an sich schon eine sehr teure operation ist und zum anderen führt das ergebniss zu einer „bad data locality“.</text:p>
      <text:p text:style-name="P25"/>
      <text:p text:style-name="P39">Die Beschaffung von frischem speicher vom speicher allocierer ist eine kostenspielige operation sie viele anforderungen erfüllen muss, die da wären:</text:p>
      <text:p text:style-name="P39">- Es muss Multithreading supporten, und aufgrund dessen auch eine art mechanismus zu syncronisation</text:p>
      <text:p text:style-name="P39">- Es muss efficiente Allocierung können von vielen gleichgroßen objekten, vielen varieblen objekten, <text:span text:style-name="T19">manche groß, manche klein und dass alles auch noch schnell!</text:span></text:p>
      <text:p text:style-name="P39">- <text:span text:style-name="T19">Es sollte sich mit der Zeit nicht verschlechtern, keinen speicher unnütz verbrauchen, oder schlechte fragmentierung verwenden.</text:span></text:p>
      <text:p text:style-name="P39">- <text:span text:style-name="T19">Manchmal muss es tief zum kernel gehen um uns speicher bereit zu stellen</text:span></text:p>
      <text:p text:style-name="P39"/>
      <text:p text:style-name="P40">Über die Jahre kamen alternativen zu dem standard malloc.<text:line-break/>Wie zum Beispiel tcmalloc oder ptmalloc von Google oder den jemalloc von FreeBSD jedoch zeigt es sich, dass diese verianten alle gelich berechtigt sind, und sie sich aber in manchen besser und schlechte eignen </text:p>
      <text:p text:style-name="P25"/>
      <text:p text:style-name="P26">Anstatt dem new Keyword hat man in c++ die Möglichkeit einen eigenen allocator zu schreiben aber das hilft meistens nicht viel wenn man nicht grade ein spiel programmiert, wo ständig neue Objekte allokiert werden müssen.<text:line-break/>Im Endeffekt kann man nur sagen das speicher allokierung auf dem heap generell einfach ziemlich kostenspielig ist und man mit bedacht damit umgehen sollte.<text:line-break/>Im embedded bereich kann es sogar so weit gehen, dass man nur mit dem stack arbeitet.</text:p>
      <text:p text:style-name="P26"/>
      <text:p text:style-name="P35">Template Trickery</text:p>
      <text:p text:style-name="P27"><text:line-break/>Templates waren ein echten milenstein für c++ für eine sehr lange zeit. </text:p>
      <text:p text:style-name="P26"/>
      <text:p text:style-name="P26">Templates werden zu compile zeit instanziiert <text:span text:style-name="T12">und wurden dafür gebraucht den code zu optimizieren, da man damit berechnungen nicht zur laufzeit sondern zur compile zeit berechnen konnte </text:span></text:p>
      <text:p text:style-name="P26"/>
      <text:p text:style-name="P34"/>
      <text:p text:style-name="P34"/>
      <text:p text:style-name="P34"/>
      <text:p text:style-name="P34"/>
      <text:p text:style-name="P34"><text:soft-page-break/>Template Computations</text:p>
      <text:p text:style-name="P41"/>
      <text:p text:style-name="P42">Dadurch, dass Templates zu kompeilzeit instanziiert werden, und wir in diesen Templats statische variablen benutzten könnten, haben wir die möglichkeit sachen wie zum beispiel eine Exponential berechnung zur compile zeit zu berechnen </text:p>
      <text:p text:style-name="P42"/>
      <text:p text:style-name="P36">Expression Templates</text:p>
      <text:p text:style-name="P43"/>
      <text:p text:style-name="P43">Die Idee von Expression Templates ist es alle inforamtionen zu sammeln und erst nachdem alle Informationen gesammelt wurden den Finalen Code zu erzeugen. Ein beispiel dafür wäre es Strings zusammen zu fügen. Anstatt das immer wieder ein temporäres objekt erzeugt wird, werden erstmal alle strings gesammelt und dann zusammen gefügt </text:p>
      <text:p text:style-name="P28"/>
      <text:p text:style-name="P37">CRTP for static polymorphism</text:p>
      <text:p text:style-name="P44"/>
      <text:p text:style-name="P44">Eine weitere sache die man mittels Template machen kann, ist es das pointer chasing bei der vererbung zu umgehen, indem man das sogenannte curiously recurring template pattern benutzt </text:p>
      <text:p text:style-name="P28"/>
      <text:p text:style-name="P28"><text:span text:style-name="T22"><text:tab/>template</text:span><text:span text:style-name="T20">&lt;</text:span><text:span text:style-name="T22">class</text:span><text:span text:style-name="T20"> </text:span><text:span text:style-name="T24">T</text:span><text:span text:style-name="T20">&gt;</text:span></text:p>
      <text:p text:style-name="Standard"><text:span text:style-name="T20"><text:tab/></text:span><text:span text:style-name="T22">struct</text:span><text:span text:style-name="T20"> </text:span><text:span text:style-name="T24">OracleBase</text:span></text:p>
      <text:p text:style-name="P45"><text:tab/>{</text:p>
      <text:p text:style-name="Standard"><text:span text:style-name="T20"><text:tab/><text:tab/></text:span><text:span text:style-name="T28">// within base we can use members of derived class T!</text:span></text:p>
      <text:p text:style-name="Standard"><text:span text:style-name="T20"><text:tab/><text:tab/></text:span><text:span text:style-name="T22">int</text:span><text:span text:style-name="T20"> whatsTheAnswer() </text:span><text:span text:style-name="T22">const</text:span></text:p>
      <text:p text:style-name="P45"><text:tab/><text:tab/>{</text:p>
      <text:p text:style-name="Standard"><text:span text:style-name="T20"><text:tab/><text:tab/><text:tab/></text:span><text:span text:style-name="T22">return</text:span><text:span text:style-name="T20"> </text:span><text:span text:style-name="T22">static_cast</text:span><text:span text:style-name="T20">&lt;</text:span><text:span text:style-name="T22">const</text:span><text:span text:style-name="T20"> </text:span><text:span text:style-name="T24">T</text:span><text:span text:style-name="T20">*&gt;(</text:span><text:span text:style-name="T22">this</text:span><text:span text:style-name="T20">)-&gt;getAnswer() * 2;</text:span></text:p>
      <text:p text:style-name="P45"><text:tab/><text:tab/>}</text:p>
      <text:p text:style-name="P45"><text:tab/>};</text:p>
      <text:p text:style-name="P45"/>
      <text:p text:style-name="Standard"><text:span text:style-name="T20"><text:tab/></text:span><text:span text:style-name="T22">struct</text:span><text:span text:style-name="T20"> </text:span><text:span text:style-name="T24">Oracle1</text:span><text:span text:style-name="T20"> : </text:span><text:span text:style-name="T22">public</text:span><text:span text:style-name="T20"> </text:span><text:span text:style-name="T24">OracleBase</text:span><text:span text:style-name="T20">&lt;</text:span><text:span text:style-name="T24">Oracle1</text:span><text:span text:style-name="T20">&gt;</text:span></text:p>
      <text:p text:style-name="P45"><text:tab/>{</text:p>
      <text:p text:style-name="Standard"><text:span text:style-name="T20"><text:tab/><text:tab/></text:span><text:span text:style-name="T22">int</text:span><text:span text:style-name="T20"> getAnswer() </text:span><text:span text:style-name="T22">const</text:span><text:span text:style-name="T20"> { </text:span><text:span text:style-name="T22">return</text:span><text:span text:style-name="T20"> 22; }</text:span></text:p>
      <text:p text:style-name="P45"><text:tab/>} o1;</text:p>
      <text:p text:style-name="P45"/>
      <text:p text:style-name="Standard"><text:span text:style-name="T20"><text:tab/></text:span><text:span text:style-name="T22">struct</text:span><text:span text:style-name="T20"> </text:span><text:span text:style-name="T24">Oracle2</text:span><text:span text:style-name="T20"> : </text:span><text:span text:style-name="T22">public</text:span><text:span text:style-name="T20"> </text:span><text:span text:style-name="T24">OracleBase</text:span><text:span text:style-name="T20">&lt;</text:span><text:span text:style-name="T24">Oracle2</text:span><text:span text:style-name="T20">&gt;</text:span></text:p>
      <text:p text:style-name="P45"><text:tab/>{</text:p>
      <text:p text:style-name="Standard"><text:span text:style-name="T20"><text:tab/><text:tab/></text:span><text:span text:style-name="T22">int</text:span><text:span text:style-name="T20"> getAnswer() </text:span><text:span text:style-name="T22">const</text:span><text:span text:style-name="T20"> { </text:span><text:span text:style-name="T22">return</text:span><text:span text:style-name="T20"> 21; }</text:span></text:p>
      <text:p text:style-name="P45"><text:tab/>} o2;</text:p>
      <text:p text:style-name="P45"/>
      <text:p text:style-name="Standard"><text:span text:style-name="T20"><text:tab/></text:span><text:span text:style-name="T28">// now use the base class</text:span></text:p>
      <text:p text:style-name="Standard"><text:span text:style-name="T20"><text:tab/></text:span><text:span text:style-name="T22">template</text:span><text:span text:style-name="T20">&lt;</text:span><text:span text:style-name="T22">typename</text:span><text:span text:style-name="T20"> </text:span><text:span text:style-name="T24">T</text:span><text:span text:style-name="T20">&gt;</text:span></text:p>
      <text:p text:style-name="Standard"><text:span text:style-name="T20"><text:tab/></text:span><text:span text:style-name="T22">void</text:span><text:span text:style-name="T20"> </text:span><text:span text:style-name="T22">const</text:span><text:span text:style-name="T20"> answerFrom(</text:span><text:span text:style-name="T22">const</text:span><text:span text:style-name="T20"> </text:span><text:span text:style-name="T24">OracleBase</text:span><text:span text:style-name="T20">&lt;</text:span><text:span text:style-name="T24">T</text:span><text:span text:style-name="T20">&gt;&amp; </text:span><text:span text:style-name="T25">base</text:span><text:span text:style-name="T20">)</text:span></text:p>
      <text:p text:style-name="P45"><text:tab/>{</text:p>
      <text:p text:style-name="Standard"><text:span text:style-name="T20"><text:tab/><text:tab/>std::cout </text:span><text:span text:style-name="T27">&lt;&lt;</text:span><text:span text:style-name="T20"> </text:span><text:span text:style-name="T29">"the answer is: "</text:span><text:span text:style-name="T20"> </text:span><text:span text:style-name="T27">&lt;&lt;</text:span><text:span text:style-name="T20"> </text:span><text:span text:style-name="T25">base</text:span><text:span text:style-name="T20">.whatsTheAnswer() </text:span><text:span text:style-name="T27">&lt;&lt;</text:span><text:span text:style-name="T20"> </text:span><text:span text:style-name="T29">'\n'</text:span><text:span text:style-name="T20">;</text:span></text:p>
      <text:p text:style-name="P49"><text:tab/>}</text:p>
      <text:p text:style-name="P44">Anstatt also eine virtuelle Funktion zu überschreibe<text:span text:style-name="T30">n rufen wir die methode von einer abgeleiteten klasse direkt auf.</text:span></text:p>
      <text:p text:style-name="P28"/>
      <text:p text:style-name="P52">Move Semantics </text:p>
      <text:p text:style-name="P51"/>
      <text:p text:style-name="P51">Wie schon in vorherigen kapiteln erwähnt <text:span text:style-name="T31">sind Temporäre objekte schlecht, sie sind schlecht aufgrund dessen, das sie nur erzeugt werden um den inhalt in das ziel zu kopieren.<text:line-break/>In dem C++11 standard kam dann jedoch abhilfe dagegen mittels move sematiken.<text:line-break/>Move semantiken </text:span><text:span text:style-name="T32">erlauben es ein Objekt als „Throwable“ zu kenntzeichnen. Dies bedeutet das das objekt einfach seinen Content an das ziel weiter gibt.</text:span></text:p>
      <text:p text:style-name="P51"/>
      <text:p text:style-name="P53"/>
      <text:p text:style-name="P53"/>
      <text:p text:style-name="P53"><text:soft-page-break/>Compile time computations</text:p>
      <text:p text:style-name="P53"><text:line-break/>Wie man durch templates sehen könnte hatte man die möglichkeit berechnungen zur compile zeit zu berechnen. Jedoch war die eine beschissene syntax und verdammt schwer zu debbugen. Im grunde genommen war es eine sprache für sich. Mit dem C++11 standard kam dann ein neues Keyword „Constexpr“ mit dem man das gleiche verhalten erzielen konnte wie mit den Templates.</text:p>
      <text:p text:style-name="P54"/>
      <text:p text:style-name="P53"/>
      <text:p text:style-name="P53"><text:span text:style-name="T23">constexpr</text:span><text:span text:style-name="T21"> </text:span><text:span text:style-name="T23">long</text:span><text:span text:style-name="T21"> </text:span><text:span text:style-name="T23">long</text:span><text:span text:style-name="T21"> factorial(</text:span><text:span text:style-name="T23">int</text:span><text:span text:style-name="T21"> </text:span><text:span text:style-name="T26">n</text:span><text:span text:style-name="T21">) {</text:span></text:p>
      <text:p text:style-name="Standard"><text:span text:style-name="T21"><text:tab/></text:span><text:span text:style-name="T23">if</text:span><text:span text:style-name="T21"> (</text:span><text:span text:style-name="T26">n</text:span><text:span text:style-name="T21"> &lt;= 1)</text:span></text:p>
      <text:p text:style-name="Standard"><text:span text:style-name="T21"><text:tab/><text:tab/></text:span><text:span text:style-name="T23">return</text:span><text:span text:style-name="T21"> 1;</text:span></text:p>
      <text:p text:style-name="P50"/>
      <text:p text:style-name="Standard"><text:span text:style-name="T21"><text:tab/></text:span><text:span text:style-name="T23">long</text:span><text:span text:style-name="T21"> </text:span><text:span text:style-name="T23">long</text:span><text:span text:style-name="T21"> result = 1;</text:span></text:p>
      <text:p text:style-name="Standard"><text:span text:style-name="T21"><text:tab/></text:span><text:span text:style-name="T23">for</text:span><text:span text:style-name="T21"> (</text:span><text:span text:style-name="T23">int</text:span><text:span text:style-name="T21"> i = 1; i &lt;= </text:span><text:span text:style-name="T26">n</text:span><text:span text:style-name="T21">; ++i)</text:span></text:p>
      <text:p text:style-name="Standard"><text:span text:style-name="T21"><text:tab/><text:tab/>result *= i;</text:span></text:p>
      <text:p text:style-name="Standard"><text:span text:style-name="T21"><text:tab/></text:span><text:span text:style-name="T23">return</text:span><text:span text:style-name="T21"> result;</text:span></text:p>
      <text:p text:style-name="P53"><text:span text:style-name="T21">}</text:span></text:p>
      <text:p text:style-name="P28"/>
      <text:p text:style-name="P55">Inline Funtions<text:line-break/><text:line-break/>Inline funktions sollten mehr genutzt werden, denn sie werden sehr unterschätzt. Nicht nur dass man den overhead des funktion calls hat, nein durch die inteliegenten compiler heutzutage können dadurch noch weitere performance verbesserungen gewonnen werden.<text:line-break/>Jodoch kann man nicht generell sagen, dass alles immer inline deklariert werden sollte, denn dann wird der Code immer größer was dann auch wieder nicht gut für die performance ist<text:line-break/>ein gesundes maß sollte angestrebt werden</text:p>
      <text:p text:style-name="P28"/>
      <text:p text:style-name="P28"/>
      <text:p text:style-name="P28"/>
      <text:p text:style-name="P31">Referenzen:<text:line-break/></text:p>
      <text:p text:style-name="P30"><text:span text:style-name="T13">- </text:span><text:bookmark text:name="title"/><text:bookmark text:name="productTitle"/><text:span text:style-name="T6">C++ High Performance: Master the art of optimizing the functioning of your C++ code, 2nd Edition </text:span><text:bookmark text:name="productSubtitle"/><text:span text:style-name="T7">Paperback – 30 Dec. 2020</text:span></text:p>
      <text:p text:style-name="P31"/>
      <text:p text:style-name="P29"><text:span text:style-name="T15">- </text:span><text:span text:style-name="Emphasis"><text:span text:style-name="T14">C++ High Performance</text:span></text:span><text:span text:style-name="T4"> </text:span><text:span text:style-name="T5">by Viktor Sehr and Björn Andrist</text:span><text:span text:style-name="T14"> </text:span></text:p>
      <text:p text:style-name="P31"/>
      <text:p text:style-name="P29"><text:span text:style-name="T15">- <text:s/></text:span><text:span text:style-name="Emphasis"><text:span text:style-name="T14">Optimizing software in C++: An optimization guide for Windows, Linux and Mac platforms </text:span></text:span><text:span text:style-name="T5">by Agner Fog</text:span><text:span text:style-name="T14"> <text:line-break/></text:span><text:a xlink:type="simple" xlink:href="https://www.agner.org/optimize/optimizing_cpp.pdf" text:style-name="Internet_20_link" text:visited-style-name="Visited_20_Internet_20_Link"><text:span text:style-name="T14">https://www.agner.org/optimize/optimizing_cpp.pdf</text:span></text:a></text:p>
      <text:p text:style-name="P30"/>
      <text:p text:style-name="P30">- <text:bookmark text:name="title1"/><text:bookmark text:name="productTitle1"/><text:span text:style-name="T6">Optimized C++: Proven Techniques for Heightened Performance</text:span></text:p>
      <text:p text:style-name="P30"/>
      <text:p text:style-name="P29"><text:span text:style-name="T15">Beziehen auf die Diskussion:<text:line-break/>- </text:span><text:span text:style-name="Emphasis"><text:span text:style-name="T14">What Every Programmer Should Know About Compiler Optimizations</text:span></text:span><text:span text:style-name="T4"> </text:span><text:span text:style-name="T5">(2015) by Hadi Brais</text:span><text:span text:style-name="T14">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eorgia" svg:font-family="Georgia, 'Droid Serif', Times,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scadia Mono" svg:font-family="'Cascadia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7T11:07:41.281000000</meta:creation-date>
    <meta:generator>LibreOffice/7.0.1.2$Windows_X86_64 LibreOffice_project/7cbcfc562f6eb6708b5ff7d7397325de9e764452</meta:generator>
    <dc:date>2021-08-17T17:34:58.696000000</dc:date>
    <meta:editing-duration>PT12H29M43S</meta:editing-duration>
    <meta:editing-cycles>9</meta:editing-cycles>
    <meta:document-statistic meta:table-count="0" meta:image-count="0" meta:object-count="0" meta:page-count="5" meta:paragraph-count="113" meta:word-count="1520" meta:character-count="9890" meta:non-whitespace-character-count="8417"/>
  </office:meta>
</office:document-meta>
</file>